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2cm" svg:stroke-color="#ff00cc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1.696cm" fo:min-width="7.8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.596cm" fo:min-width="4.7cm"/>
    </style:style>
    <style:style style:name="gr4" style:family="graphic" style:parent-style-name="standard">
      <style:graphic-properties draw:textarea-horizontal-align="justify" draw:textarea-vertical-align="middle" draw:auto-grow-height="false" fo:min-height="0.17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2.696cm" fo:min-width="2.9cm"/>
    </style:style>
    <style:style style:name="gr7" style:family="graphic" style:parent-style-name="standard">
      <style:graphic-properties draw:textarea-horizontal-align="justify" draw:textarea-vertical-align="middle" draw:auto-grow-height="false" fo:min-height="2.025cm" fo:min-width="0.45cm"/>
    </style:style>
    <style:style style:name="gr8" style:family="graphic" style:parent-style-name="standard">
      <style:graphic-properties draw:textarea-horizontal-align="justify" draw:textarea-vertical-align="middle" draw:auto-grow-height="false" fo:min-height="1.065cm" fo:min-width="0.35cm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0.72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7.15cm" fo:min-width="2.889cm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 fo:min-height="1.55cm" fo:min-width="2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-color="#99ccff"/>
      <style:paragraph-properties fo:text-align="center"/>
      <style:text-properties fo:font-size="16pt" style:font-size-asian="16pt" style:font-size-complex="18pt"/>
    </style:style>
    <style:style style:name="P5" style:family="paragraph">
      <style:paragraph-properties fo:text-align="center"/>
      <style:text-properties fo:font-size="10.5pt" style:font-size-asian="10.5pt" style:font-size-complex="18pt"/>
    </style:style>
    <style:style style:name="P6" style:family="paragraph">
      <loext:graphic-properties draw:fill="none"/>
      <style:paragraph-properties fo:text-align="center"/>
      <style:text-properties fo:font-size="10.5pt" style:font-size-asian="10.5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8pt"/>
    </style:style>
    <style:style style:name="T2" style:family="text">
      <style:text-properties fo:font-size="10.5pt" style:font-size-asian="10.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cm" svg:y1="5.1cm" svg:x2="28.7cm" svg:y2="5.1cm">
          <text:p/>
        </draw:line>
        <draw:line draw:style-name="gr1" draw:text-style-name="P1" draw:layer="layout" svg:x1="1.9cm" svg:y1="15.8cm" svg:x2="28.8cm" svg:y2="15.8cm">
          <text:p/>
        </draw:line>
        <draw:custom-shape draw:style-name="gr2" draw:text-style-name="P3" xml:id="id6" draw:id="id6" draw:layer="layout" svg:width="8.3cm" svg:height="1.946cm" svg:x="13cm" svg:y="17.054cm">
          <text:p text:style-name="P2">RoV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1.846cm" svg:x="22.3cm" svg:y="17.1cm">
          <text:p text:style-name="P2"><text:span text:style-name="T1">Industrial Robot I/F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cm" svg:height="0.6cm" svg:x="26.3cm" svg:y="8.354cm">
          <text:p text:style-name="P2"><text:span text:style-name="T2">/solver/X[0-9]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6" draw:layer="layout" svg:x1="26.3cm" svg:y1="8.654cm" svg:x2="21.2cm" svg:y2="8.7cm">
          <text:p/>
        </draw:line>
        <draw:custom-shape draw:style-name="gr4" draw:text-style-name="P5" draw:layer="layout" svg:width="0.6cm" svg:height="0.6cm" svg:x="25.656cm" svg:y="9.308cm">
          <text:p text:style-name="P2"><text:span text:style-name="T2">/solver/Y[0-9]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6" draw:layer="layout" svg:x1="21.3cm" svg:y1="9.7cm" svg:x2="25.7cm" svg:y2="9.654cm">
          <text:p/>
        </draw:line>
        <draw:custom-shape draw:style-name="gr4" draw:text-style-name="P5" draw:layer="layout" svg:width="0.6cm" svg:height="0.6cm" svg:x="24.99cm" svg:y="10.334cm">
          <text:p text:style-name="P2"><text:span text:style-name="T2">/solver/message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6" draw:layer="layout" svg:x1="25cm" svg:y1="10.654cm" svg:x2="21.2cm" svg:y2="10.6cm">
          <text:p/>
        </draw:line>
        <draw:custom-shape draw:style-name="gr4" draw:text-style-name="P5" draw:layer="layout" svg:width="0.6cm" svg:height="0.6cm" svg:x="24.247cm" svg:y="11.36cm">
          <text:p text:style-name="P2"><text:span text:style-name="T2">/solver/error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6" draw:layer="layout" svg:x1="21.3cm" svg:y1="11.7cm" svg:x2="24.3cm" svg:y2="11.654cm">
          <text:p/>
        </draw:line>
        <draw:custom-shape draw:style-name="gr4" draw:text-style-name="P5" draw:layer="layout" svg:width="0.6cm" svg:height="0.6cm" svg:x="23.609cm" svg:y="12.42cm">
          <text:p text:style-name="P2"><text:span text:style-name="T2">/solver/tf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6" draw:layer="layout" svg:x1="21.3cm" svg:y1="12.8cm" svg:x2="23.7cm" svg:y2="12.754cm">
          <text:p/>
        </draw:line>
        <draw:custom-shape draw:style-name="gr4" draw:text-style-name="P5" draw:layer="layout" svg:width="0.6cm" svg:height="0.6cm" svg:x="22.904cm" svg:y="13.53cm">
          <text:p text:style-name="P2"><text:span text:style-name="T2">/robot/tf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6" draw:layer="layout" svg:x1="22.9cm" svg:y1="13.9cm" svg:x2="21.3cm" svg:y2="13.9cm">
          <text:p/>
        </draw:line>
        <draw:line draw:style-name="gr5" draw:text-style-name="P1" draw:layer="layout" svg:x1="23.2cm" svg:y1="17cm" svg:x2="23.2cm" svg:y2="14.154cm">
          <text:p/>
        </draw:line>
        <draw:line draw:style-name="gr5" draw:text-style-name="P1" draw:layer="layout" svg:x1="23.907cm" svg:y1="13.021cm" svg:x2="23.9cm" svg:y2="17.1cm">
          <text:p/>
        </draw:line>
        <draw:line draw:style-name="gr5" draw:text-style-name="P1" draw:layer="layout" svg:x1="24.6cm" svg:y1="11.921cm" svg:x2="24.6cm" svg:y2="17.1cm">
          <text:p/>
        </draw:line>
        <draw:line draw:style-name="gr5" draw:text-style-name="P1" draw:layer="layout" svg:x1="25.9cm" svg:y1="9.854cm" svg:x2="25.9cm" svg:y2="17.1cm">
          <text:p/>
        </draw:line>
        <draw:line draw:style-name="gr5" draw:text-style-name="P1" draw:layer="layout" svg:x1="25.3cm" svg:y1="17cm" svg:x2="25.264cm" svg:y2="11.135cm">
          <text:p/>
        </draw:line>
        <draw:line draw:style-name="gr5" draw:text-style-name="P1" draw:layer="layout" svg:x1="26.6cm" svg:y1="17.1cm" svg:x2="26.6cm" svg:y2="8.737cm">
          <text:p/>
        </draw:line>
        <draw:custom-shape draw:style-name="gr4" draw:text-style-name="P5" xml:id="id8" draw:id="id8" draw:layer="layout" svg:width="0.6cm" svg:height="0.6cm" svg:x="7.912cm" svg:y="4.727cm">
          <text:p text:style-name="P2"><text:span text:style-name="T2">/rovi/stat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4" xml:id="id1" draw:id="id1" draw:layer="layout" svg:width="3.4cm" svg:height="2.946cm" svg:x="12.911cm" svg:y="6.754cm">
          <text:p text:style-name="P2"><text:span text:style-name="T1">F</text:span><text:span text:style-name="T1">i</text:span><text:span text:style-name="T1">n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3.4cm" svg:height="2.946cm" svg:x="12.911cm" svg:y="11.254cm">
          <text:p text:style-name="P2"><text:span text:style-name="T1">Cro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cm" svg:height="2.6cm" svg:x="18.6cm" svg:y="1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7cm" svg:height="1.501cm" svg:x="13.901cm" svg:y="9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1.4cm" svg:height="1.5cm" svg:x="16.4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8" draw:layer="layout" svg:width="1.5cm" svg:height="1.2cm" svg:x="2.4cm" svg:y="16.9cm">
          <draw:text-box>
            <text:p text:style-name="P7">PF</text:p>
          </draw:text-box>
        </draw:frame>
        <draw:frame draw:style-name="gr11" draw:text-style-name="P8" draw:layer="layout" svg:width="1.7cm" svg:height="1.1cm" svg:x="2.4cm" svg:y="9.7cm">
          <draw:text-box>
            <text:p text:style-name="P7">App</text:p>
          </draw:text-box>
        </draw:frame>
        <draw:frame draw:style-name="gr11" draw:text-style-name="P8" draw:layer="layout" svg:width="1.7cm" svg:height="1.1cm" svg:x="2.4cm" svg:y="2.4cm">
          <draw:text-box>
            <text:p text:style-name="P7">UI</text:p>
          </draw:text-box>
        </draw:frame>
        <draw:custom-shape draw:style-name="gr4" draw:text-style-name="P5" xml:id="id2" draw:id="id2" draw:layer="layout" svg:width="0.6cm" svg:height="0.6cm" svg:x="12.512cm" svg:y="4.727cm">
          <text:p text:style-name="P2"><text:span text:style-name="T2">/model/pc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4" draw:text-style-name="P5" xml:id="id3" draw:id="id3" draw:layer="layout" svg:width="0.6cm" svg:height="0.6cm" svg:x="14.318cm" svg:y="4.724cm">
          <text:p text:style-name="P2"><text:span text:style-name="T2">/scenel/pc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1" draw:layer="layout" svg:x1="14.611cm" svg:y1="6.754cm" svg:x2="12.812cm" svg:y2="5.327cm" draw:start-shape="id1" draw:start-glue-point="0" draw:end-shape="id2" draw:end-glue-point="8" svg:d="M14611 6754v-713h-1799v-714" svg:viewBox="0 0 1800 1428">
          <text:p/>
        </draw:connector>
        <draw:connector draw:style-name="gr5" draw:text-style-name="P1" draw:layer="layout" svg:x1="14.611cm" svg:y1="6.754cm" svg:x2="14.618cm" svg:y2="5.324cm" draw:start-shape="id1" draw:start-glue-point="0" draw:end-shape="id3" draw:end-glue-point="8" svg:d="M14611 6754v-714h7v-716" svg:viewBox="0 0 8 1431">
          <text:p/>
        </draw:connector>
        <draw:custom-shape draw:style-name="gr4" draw:text-style-name="P5" xml:id="id5" draw:id="id5" draw:layer="layout" svg:width="0.6cm" svg:height="0.6cm" svg:x="10.818cm" svg:y="4.724cm">
          <text:p text:style-name="P2"><text:span text:style-name="T2">/crop/pc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1" draw:layer="layout" svg:x1="12.911cm" svg:y1="12.727cm" svg:x2="11.118cm" svg:y2="5.324cm" draw:start-shape="id4" draw:start-glue-point="3" draw:end-shape="id5" draw:end-glue-point="8" svg:d="M12911 12727h-1793v-7403" svg:viewBox="0 0 1794 7404">
          <text:p/>
        </draw:connector>
        <draw:custom-shape draw:style-name="gr4" draw:text-style-name="P5" xml:id="id7" draw:id="id7" draw:layer="layout" svg:width="0.6cm" svg:height="0.6cm" svg:x="9.324cm" svg:y="4.721cm">
          <text:p text:style-name="P2"><text:span text:style-name="T2">/rovi/pc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1" draw:layer="layout" svg:x1="13cm" svg:y1="18.027cm" svg:x2="9.624cm" svg:y2="5.321cm" draw:start-shape="id6" draw:start-glue-point="3" draw:end-shape="id7" draw:end-glue-point="8" svg:d="M13000 18027h-3376v-12706" svg:viewBox="0 0 3377 12707">
          <text:p/>
        </draw:connector>
        <draw:connector draw:style-name="gr5" draw:text-style-name="P1" draw:layer="layout" svg:x1="13cm" svg:y1="18.027cm" svg:x2="8.212cm" svg:y2="5.327cm" draw:start-shape="id6" draw:start-glue-point="3" draw:end-shape="id8" draw:end-glue-point="8" svg:d="M13000 18027h-4788v-12700" svg:viewBox="0 0 4789 12701">
          <text:p/>
        </draw:connector>
        <draw:custom-shape draw:style-name="gr4" draw:text-style-name="P5" xml:id="id9" draw:id="id9" draw:layer="layout" svg:width="0.6cm" svg:height="0.6cm" svg:x="13.63cm" svg:y="15.518cm">
          <text:p text:style-name="P2"><text:span text:style-name="T2">ps_floats</text:span></text:p>
          <text:p text:style-name="P2"><text:span text:style-name="T2"/></text:p>
          <text:p text:style-name="P2"><text:span text:style-name="T2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1" draw:layer="layout" svg:x1="17.15cm" svg:y1="17.054cm" svg:x2="13.93cm" svg:y2="16.118cm" draw:start-shape="id6" draw:start-glue-point="0" draw:end-shape="id9" draw:end-glue-point="8" svg:d="M17150 17054v-467h-3220v-469" svg:viewBox="0 0 3221 937">
          <text:p/>
        </draw:connector>
        <draw:connector draw:style-name="gr5" draw:text-style-name="P1" draw:layer="layout" svg:x1="13.93cm" svg:y1="15.518cm" svg:x2="14.611cm" svg:y2="14.2cm" draw:start-shape="id9" draw:start-glue-point="4" draw:end-shape="id4" draw:end-glue-point="2" svg:d="M13930 15518v-762h681v-556" svg:viewBox="0 0 682 1319">
          <text:p/>
        </draw:connector>
        <draw:custom-shape draw:style-name="gr12" draw:text-style-name="P4" draw:layer="layout" svg:width="3.389cm" svg:height="7.4cm" svg:x="17.811cm" svg:y="6.8cm">
          <text:p text:style-name="P2"><text:span text:style-name="T1">Master</text:span></text:p>
          <text:p text:style-name="P2"><text:span text:style-name="T1">Teach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4cm" svg:height="1.8cm" svg:x="7.8cm" svg:y="1.9cm">
          <text:p text:style-name="P2"><text:span text:style-name="T1">撮像条件設定</text:span></text:p>
          <text:p text:style-name="P2"><text:span text:style-name="T1">CropperUI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4cm" svg:height="1.8cm" svg:x="15.311cm" svg:y="1.9cm">
          <text:p text:style-name="P2"><text:span text:style-name="T1">MasterTeachU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5:34:44.223514167</meta:creation-date>
    <dc:date>2019-03-06T06:15:31.782468719</dc:date>
    <meta:editing-duration>PT1H35M19S</meta:editing-duration>
    <meta:editing-cycles>11</meta:editing-cycles>
    <meta:generator>LibreOffice/5.1.6.2$Linux_X86_64 LibreOffice_project/10m0$Build-2</meta:generator>
    <meta:document-statistic meta:object-count="46"/>
  </office:meta>
</office:document-meta>
</file>